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test2</text:title></text:p>
      <text:p text:style-name="OrgTitle"/>
      <text:p text:style-name="OrgSubtitle"><text:initial-creator>Jimmy m Gong</text:initial-creator></text:p>
      <text:p text:style-name="OrgSubtitle"/>
      <text:p text:style-name="OrgSubtitle">2016-12-10</text:p>
      <text:p text:style-name="OrgSubtitle"/>
      <text:table-of-content text:style-name="OrgIndexSection" text:protected="true" text:name="Table of Contents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fa94b2">团购协议</text:a></text:p>
          <text:p text:style-name="Contents_20_3"><text:a xlink:type="simple" xlink:href="#org43f4f39">价格</text:a></text:p>
          <text:p text:style-name="Contents_20_3"><text:a xlink:type="simple" xlink:href="#orgf71436f">责任及义务</text:a></text:p>
          <text:p text:style-name="Contents_20_3"><text:a xlink:type="simple" xlink:href="#org9d84f58">付款方式及流程</text:a></text:p>
        </text:index-body>
      </text:table-of-content>
      <text:h text:style-name="Heading_20_1_unnumbered" text:outline-level="1" text:is-list-header="true">
<text:bookmark-start text:name="OrgXref.org3fa94b2"/>
<text:bookmark text:name="org3fa94b2"/>团购协议
<text:bookmark-end text:name="OrgXref.org3fa94b2"/></text:h>
      <text:p text:style-name="Text_20_body">甲方：
</text:p>
      <text:p text:style-name="Text_20_body">乙方：
</text:p>
      <text:p text:style-name="Text_20_body">春节将至，经双方友好协商，现就团购事宜达成如下协议:
</text:p>
      <text:h text:style-name="Heading_20_3_unnumbered" text:outline-level="3" text:is-list-header="true">
<text:bookmark-start text:name="OrgXref.org43f4f39"/>
<text:bookmark text:name="org43f4f39"/>价格
<text:bookmark-end text:name="OrgXref.org43f4f39"/></text:h>
      <text:list text:style-name="OrgNumberedList" text:continue-numbering="false">
        <text:list-item>
          <text:p text:style-name="Text_20_body">团购商品信息及价格如下：<text:line-break/>商品名称：_______________,  商品数量：_______________,<text:line-break/>原价：_______________元/件， 团购价：_______________元/件,<text:line-break/>总合计：（大写）_______________元, (小写)_______________元.
</text:p>
        </text:list-item>
      </text:list>
      <text:h text:style-name="Heading_20_3_unnumbered" text:outline-level="3" text:is-list-header="true">
<text:bookmark-start text:name="OrgXref.orgf71436f"/>
<text:bookmark text:name="orgf71436f"/>责任及义务
<text:bookmark-end text:name="OrgXref.orgf71436f"/></text:h>
      <text:list text:style-name="OrgNumberedList" text:continue-numbering="false">
        <text:list-item>
          <text:p text:style-name="Text_20_body">乙方保证本次团购享受和零售产品同样的质量保证和售后服务。
</text:p>
        </text:list-item>
        <text:list-item>
          <text:p text:style-name="Text_20_body">甲方必须货到付款。
</text:p>
        </text:list-item>
      </text:list>
      <text:h text:style-name="Heading_20_3_unnumbered" text:outline-level="3" text:is-list-header="true">
<text:bookmark-start text:name="OrgXref.org9d84f58"/>
<text:bookmark text:name="org9d84f58"/>付款方式及流程
<text:bookmark-end text:name="OrgXref.org9d84f58"/></text:h>
      <text:list text:style-name="OrgNumberedList" text:continue-numbering="false">
        <text:list-item>
          <text:p text:style-name="Text_20_body">甲方预付定金，春节由乙方将货物送至甲方目的地。
</text:p>
        </text:list-item>
        <text:list-item>
          <text:p text:style-name="Text_20_body">乙方凭发票到甲方结算货款。
</text:p>
        </text:list-item>
        <text:list-item>
          <text:p text:style-name="Text_20_body">本合同有效期：     年  月  日 至     年  月  日
</text:p>
        </text:list-item>
      </text:list>
      <text:section text:style-name="OrgIndentedSection-Level-0" text:name="Section1">
        <text:p text:style-name="Table">
<text:bookmark text:name="orgceffcca"/>Table <text:sequence text:ref-name="orgceffcca" text:name="Table" text:formula="ooow:Table+1" style:num-format="1">1</text:sequence>: </text:p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甲方（盖章）</text:p>
              </table:table-cell>
              <table:table-cell table:style-name="OrgTblCellT">
                <text:p text:style-name="OrgTableContentsLeft">乙方（盖章）</text:p>
              </table:table-cell>
            </table:table-row>
            <table:table-row>
              <table:table-cell table:style-name="OrgTblCell">
                <text:p text:style-name="OrgTableContentsLeft">代表：</text:p>
              </table:table-cell>
              <table:table-cell table:style-name="OrgTblCell">
                <text:p text:style-name="OrgTableContentsLeft">代表：</text:p>
              </table:table-cell>
            </table:table-row>
            <table:table-row>
              <table:table-cell table:style-name="OrgTblCellB">
                <text:p text:style-name="OrgTableContentsLeft">日期：      年  月  日</text:p>
              </table:table-cell>
              <table:table-cell table:style-name="OrgTblCellB">
                <text:p text:style-name="OrgTableContentsLeft">日期：      年  月  日</text:p>
              </table:table-cell>
            </table:table-row>
          </table:table-rows>
        </table:table>
      </text:section>
      <text:p text:style-name="Text_20_body">甲方（盖章）
</text:p>
      <text:p text:style-name="Text_20_body">代表：
</text:p>
      <text:p text:style-name="Text_20_body">乙方（盖章）
</text:p>
      <text:p text:style-name="Text_20_body">代表：
</text:p>
      <text:p text:style-name="Text_20_body">代表：                                              代表：
</text:p>
      <text:p text:style-name="Text_20_body">日期：      年  月  日                              日期：     年  月  日
</text:p>
      <text:list text:style-name="OrgBulletedList" text:continue-numbering="false">
        <text:list-item>
          <text:p text:style-name="Text_20_body">
<text:bookmark-start text:name="OrgXref.orgaa34665"/>
<text:bookmark text:name="orgaa34665"/>Lord of the Rings
<text:bookmark-end text:name="OrgXref.orgaa34665"/></text:p>
          <text:p text:style-name="Text_20_body">My favorite scenes are (in this order)
</text:p>
          <text:list text:style-name="OrgNumberedList" text:continue-numbering="false">
            <text:list-item>
              <text:p text:style-name="Text_20_body">The attack of the Rohirrim
</text:p>
            </text:list-item>
            <text:list-item>
              <text:p text:style-name="Text_20_body">Eowyn's fight with the witch king
</text:p>
              <text:list text:style-name="OrgBulletedList" text:continue-numbering="true">
                <text:list-item>
                  <text:p text:style-name="Text_20_body">this was already my favorite scene in the book
</text:p>
                </text:list-item>
                <text:list-item>
                  <text:p text:style-name="Text_20_body">I really like Miranda Otto.
</text:p>
                </text:list-item>
              </text:list>
            </text:list-item>
            <text:list-item>
              <text:p text:style-name="Text_20_body">Peter Jackson being shot by Legolas
</text:p>
              <text:list text:style-name="OrgBulletedList" text:continue-numbering="true">
                <text:list-item>
                  <text:p text:style-name="Text_20_body">on DVD only
</text:p>
                </text:list-item>
              </text:list>
              <text:p text:style-name="Text_20_body">He makes a really funny face when it happens.
</text:p>
            </text:list-item>
          </text:list>
          <text:p text:style-name="Text_20_body">ORG-LIST-END-MARKER
   But in the end, no individual scenes matter but the film as a whole.
   Important actors in this film are:
</text:p>
          <text:list text:style-name="OrgDescriptionList" text:continue-numbering="false">
            <text:list-item>
              <text:p text:style-name="Text_20_body_20_bold">Elijah Wood</text:p>
              <text:list text:style-name="OrgDescriptionList" text:continue-numbering="true">
                <text:list-item>
                  <text:p text:style-name="Text_20_body">He plays Frodo
</text:p>
                </text:list-item>
              </text:list>
            </text:list-item>
            <text:list-item>
              <text:p text:style-name="Text_20_body_20_bold">Sean Austin</text:p>
              <text:list text:style-name="OrgDescriptionList" text:continue-numbering="true">
                <text:list-item>
                  <text:p text:style-name="Text_20_body">He plays Sam, Frodo's friend.  I still remember
him very well from his role as Mikey Walsh in The Goonies.
               ORG-LIST-END-MARKER
</text:p>
                </text:list-item>
              </text:list>
            </text:list-item>
          </text:list>
          <text:p text:style-name="OrgCenter">:100:
Everything should be made as simple as possible, <text:line-break/>2 Everything should be made as simple as possible,
but not any simpler
</text:p>
          <text:p text:style-name="OrgVerse">Great clouds overhead<text:line-break/>Tiny black birds rise and fall<text:line-break/>Snow covers Emacs<text:line-break/>:100:<text:line-break/>:chicken:<text:line-break/> <text:s text:c="3"/>-- AlexSchroeder<text:line-break/></text:p>
          <text:p text:style-name="Quotations">Everything should be made as simple as possible,
but not any simpler -- Albert Einstein
</text:p>
          <text:p text:style-name="Text_20_body">This text is <text:line-break/>aligned to the left!
</text:p>
          <text:p text:style-name="OrgCenter">This text is <text:line-break/>centered!
</text:p>
          <text:p text:style-name="Text_20_body">This text is <text:line-break/>aligned to the right!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immy m Gong</dc:creator>
    <meta:initial-creator>Jimmy m Gong</meta:initial-creator>
    <dc:date>2016-12-10T22:23:48</dc:date>
    <meta:creation-date>2016-12-10T22:23:48</meta:creation-date>
    <meta:generator>Emacs 25.1.1 (Org mode 9.0.1)</meta:generator>
    <meta:keyword/>
    <dc:subject/>
    <dc:title>test2</dc:title>
  </office:meta>
</office:document-meta>
</file>